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80000026391498C608629DCC3.png" manifest:media-type="image/png"/>
  <manifest:file-entry manifest:full-path="Pictures/10000001000001C6000000F48BB614B49F655552.png" manifest:media-type="image/png"/>
  <manifest:file-entry manifest:full-path="Pictures/1000000100000160000000C8D688A24975A4A403.png" manifest:media-type="image/png"/>
  <manifest:file-entry manifest:full-path="Pictures/10000001000002DE00000260A20F0787C019163D.png" manifest:media-type="image/png"/>
  <manifest:file-entry manifest:full-path="Pictures/1000000100000206000000DD3D54D8468A414FA6.png" manifest:media-type="image/png"/>
  <manifest:file-entry manifest:full-path="Pictures/10000001000002A5000002136DB93BB6ABFC857E.png" manifest:media-type="image/png"/>
  <manifest:file-entry manifest:full-path="Pictures/100000010000022F000000C0AF7D1187FE80DBA9.png" manifest:media-type="image/png"/>
  <manifest:file-entry manifest:full-path="Pictures/10000001000002A3000001C098F97B4C84222BD5.png" manifest:media-type="image/png"/>
  <manifest:file-entry manifest:full-path="Pictures/10000001000001DC000000D53D4A627C12FCF4B1.png" manifest:media-type="image/png"/>
  <manifest:file-entry manifest:full-path="Pictures/100000010000017E000000DC0EF3B74794F79263.png" manifest:media-type="image/png"/>
  <manifest:file-entry manifest:full-path="Pictures/1000000100000258000000F2B9231FC0E6532E55.png" manifest:media-type="image/png"/>
  <manifest:file-entry manifest:full-path="Pictures/100000010000028700000127B50F3FED6DF74F3B.png" manifest:media-type="image/png"/>
  <manifest:file-entry manifest:full-path="Pictures/1000000100000294000001AFF56E17CCB8FBFD2C.png" manifest:media-type="image/png"/>
  <manifest:file-entry manifest:full-path="Pictures/10000001000002D80000018F6C3FAA38310BA2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8dc" officeooo:paragraph-rsid="001768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</text:p>
      <text:p text:style-name="P1"><draw:frame draw:style-name="fr1" draw:name="Imagen1" text:anchor-type="char" svg:width="17cm" svg:height="15.275cm" draw:z-index="0"><draw:image xlink:href="Pictures/10000001000002A80000026391498C608629DCC3.png" xlink:type="simple" xlink:show="embed" xlink:actuate="onLoad" draw:mime-type="image/png"/></draw:frame></text:p>
      <text:p text:style-name="P1">2.-</text:p>
      <text:p text:style-name="P1"><draw:frame draw:style-name="fr2" draw:name="Imagen2" text:anchor-type="char" svg:width="17cm" svg:height="13.333cm" draw:z-index="1"><draw:image xlink:href="Pictures/10000001000002A5000002136DB93BB6ABFC857E.png" xlink:type="simple" xlink:show="embed" xlink:actuate="onLoad" draw:mime-type="image/png"/></draw:frame><text:soft-page-break/></text:p>
      <text:p text:style-name="P1">3.-</text:p>
      <text:p text:style-name="P1"><draw:frame draw:style-name="fr1" draw:name="Imagen3" text:anchor-type="char" svg:width="17cm" svg:height="11.282cm" draw:z-index="2"><draw:image xlink:href="Pictures/10000001000002A3000001C098F97B4C84222BD5.png" xlink:type="simple" xlink:show="embed" xlink:actuate="onLoad" draw:mime-type="image/png"/></draw:frame></text:p>
      <text:p text:style-name="P1"><text:soft-page-break/>4.-</text:p>
      <text:p text:style-name="P1"><draw:frame draw:style-name="fr3" draw:name="Imagen4" text:anchor-type="char" svg:width="14.792cm" svg:height="5.08cm" draw:z-index="3"><draw:image xlink:href="Pictures/100000010000022F000000C0AF7D1187FE80DBA9.png" xlink:type="simple" xlink:show="embed" xlink:actuate="onLoad" draw:mime-type="image/png"/></draw:frame></text:p>
      <text:p text:style-name="P1">5.-</text:p>
      <text:p text:style-name="P1"><draw:frame draw:style-name="fr3" draw:name="Imagen6" text:anchor-type="char" svg:width="12.594cm" svg:height="5.636cm" draw:z-index="5"><draw:image xlink:href="Pictures/10000001000001DC000000D53D4A627C12FCF4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-</text:p>
      <text:p text:style-name="P1"><draw:frame draw:style-name="fr3" draw:name="Imagen5" text:anchor-type="char" svg:width="13.707cm" svg:height="5.847cm" draw:z-index="4"><draw:image xlink:href="Pictures/1000000100000206000000DD3D54D8468A414FA6.png" xlink:type="simple" xlink:show="embed" xlink:actuate="onLoad" draw:mime-type="image/png"/></draw:frame></text:p>
      <text:p text:style-name="P1">7.-</text:p>
      <text:p text:style-name="P1"><draw:frame draw:style-name="fr3" draw:name="Imagen7" text:anchor-type="char" svg:width="12.014cm" svg:height="6.456cm" draw:z-index="6"><draw:image xlink:href="Pictures/10000001000001C6000000F48BB614B49F6555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-</text:p>
      <text:p text:style-name="P1"><draw:frame draw:style-name="fr3" draw:name="Imagen8" text:anchor-type="char" svg:width="9.313cm" svg:height="5.292cm" draw:z-index="7"><draw:image xlink:href="Pictures/1000000100000160000000C8D688A24975A4A4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</text:p>
      <text:p text:style-name="P1"><draw:frame draw:style-name="fr3" draw:name="Imagen9" text:anchor-type="char" svg:width="10.109cm" svg:height="5.821cm" draw:z-index="8"><draw:image xlink:href="Pictures/100000010000017E000000DC0EF3B74794F792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-</text:p>
      <text:p text:style-name="P1"><draw:frame draw:style-name="fr3" draw:name="Imagen10" text:anchor-type="char" svg:width="15.877cm" svg:height="6.403cm" draw:z-index="9"><draw:image xlink:href="Pictures/1000000100000258000000F2B9231FC0E6532E55.png" xlink:type="simple" xlink:show="embed" xlink:actuate="onLoad" draw:mime-type="image/png"/></draw:frame></text:p>
      <text:p text:style-name="P1"/>
      <text:p text:style-name="P1">11.-</text:p>
      <text:p text:style-name="P1"><draw:frame draw:style-name="fr2" draw:name="Imagen11" text:anchor-type="char" svg:width="17cm" svg:height="11.102cm" draw:z-index="10"><draw:image xlink:href="Pictures/1000000100000294000001AFF56E17CCB8FBFD2C.png" xlink:type="simple" xlink:show="embed" xlink:actuate="onLoad" draw:mime-type="image/png"/></draw:frame><text:soft-page-break/></text:p>
      <text:p text:style-name="P1">12.-</text:p>
      <text:p text:style-name="P1"><draw:frame draw:style-name="fr1" draw:name="Imagen12" text:anchor-type="char" svg:width="17cm" svg:height="7.749cm" draw:z-index="11"><draw:image xlink:href="Pictures/100000010000028700000127B50F3FED6DF74F3B.png" xlink:type="simple" xlink:show="embed" xlink:actuate="onLoad" draw:mime-type="image/png"/></draw:frame></text:p>
      <text:p text:style-name="P1">13.-</text:p>
      <text:p text:style-name="P1"><draw:frame draw:style-name="fr2" draw:name="Imagen13" text:anchor-type="char" svg:width="17cm" svg:height="14.081cm" draw:z-index="12"><draw:image xlink:href="Pictures/10000001000002DE00000260A20F0787C019163D.png" xlink:type="simple" xlink:show="embed" xlink:actuate="onLoad" draw:mime-type="image/png"/></draw:frame><text:soft-page-break/></text:p>
      <text:p text:style-name="P1">14.-</text:p>
      <text:p text:style-name="P1"><draw:frame draw:style-name="fr1" draw:name="Imagen14" text:anchor-type="char" svg:width="17cm" svg:height="9.317cm" draw:z-index="13"><draw:image xlink:href="Pictures/10000001000002D80000018F6C3FAA38310BA28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20:12:52.215000000</meta:creation-date>
    <dc:date>2023-02-07T21:04:56.440000000</dc:date>
    <meta:editing-duration>PT51M58S</meta:editing-duration>
    <meta:editing-cycles>12</meta:editing-cycles>
    <meta:generator>LibreOffice/7.3.3.2$Windows_X86_64 LibreOffice_project/d1d0ea68f081ee2800a922cac8f79445e4603348</meta:generator>
    <meta:document-statistic meta:table-count="0" meta:image-count="14" meta:object-count="0" meta:page-count="6" meta:paragraph-count="14" meta:word-count="14" meta:character-count="47" meta:non-whitespace-character-count="47"/>
  </office:meta>
</office:document-meta>
</file>